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27e1" officeooo:paragraph-rsid="001f27e1"/>
    </style:style>
    <style:style style:name="P2" style:family="paragraph" style:parent-style-name="Standard">
      <style:text-properties officeooo:rsid="001f27e1" officeooo:paragraph-rsid="0021068c"/>
    </style:style>
    <style:style style:name="T1" style:family="text">
      <style:text-properties officeooo:rsid="00210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Natasha,</text:p>
      <text:p text:style-name="P1">I enjoyed reading your review about <text:span text:style-name="T1">S</text:span>tarbucks. </text:p>
      <text:p text:style-name="P1"><text:span text:style-name="T1"/></text:p>
      <text:p text:style-name="P2"><text:span text:style-name="T1">While you did use some good descriptive words you ofen reverted back to vage words like good, and nice. I recommend that you continue to use more descripteve words. Expessialy when describing your drink like, Was it the best drink ever or was it good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6:32:40</meta:creation-date>
    <dc:date>2013-04-23T22:58:04</dc:date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3" meta:word-count="54" meta:character-count="311" meta:non-whitespace-character-count="259"/>
  </office:meta>
</office:document-meta>
</file>